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a5bb" officeooo:paragraph-rsid="000da5bb"/>
    </style:style>
    <style:style style:name="P2" style:family="paragraph" style:parent-style-name="Standard">
      <style:text-properties fo:font-weight="bold" officeooo:rsid="000da5bb" officeooo:paragraph-rsid="000da5bb" style:font-weight-asian="bold" style:font-weight-complex="bold"/>
    </style:style>
    <style:style style:name="P3" style:family="paragraph" style:parent-style-name="Standard">
      <style:text-properties fo:font-weight="bold" officeooo:rsid="000de796" officeooo:paragraph-rsid="000de796" style:font-weight-asian="bold" style:font-weight-complex="bold"/>
    </style:style>
    <style:style style:name="P4" style:family="paragraph" style:parent-style-name="Standard">
      <style:text-properties fo:font-weight="bold" officeooo:rsid="000f6276" officeooo:paragraph-rsid="000f6276" style:font-weight-asian="bold" style:font-weight-complex="bold"/>
    </style:style>
    <style:style style:name="P5" style:family="paragraph" style:parent-style-name="Standard">
      <style:text-properties fo:font-weight="bold" officeooo:rsid="00115961" officeooo:paragraph-rsid="00115961" style:font-weight-asian="bold" style:font-weight-complex="bold"/>
    </style:style>
    <style:style style:name="P6" style:family="paragraph" style:parent-style-name="Standard">
      <style:text-properties fo:font-weight="bold" officeooo:rsid="00115961" officeooo:paragraph-rsid="00143872" style:font-weight-asian="bold" style:font-weight-complex="bold"/>
    </style:style>
    <style:style style:name="P7" style:family="paragraph" style:parent-style-name="Standard">
      <style:text-properties fo:font-weight="bold" officeooo:rsid="00143872" officeooo:paragraph-rsid="00143872" style:font-weight-asian="bold" style:font-weight-complex="bold"/>
    </style:style>
    <style:style style:name="P8" style:family="paragraph" style:parent-style-name="Standard">
      <style:text-properties fo:font-weight="bold" officeooo:rsid="0016e04e" officeooo:paragraph-rsid="0016e04e" style:font-weight-asian="bold" style:font-weight-complex="bold"/>
    </style:style>
    <style:style style:name="P9" style:family="paragraph" style:parent-style-name="Standard">
      <style:text-properties fo:font-weight="bold" officeooo:rsid="0016e04e" officeooo:paragraph-rsid="001826ff" style:font-weight-asian="bold" style:font-weight-complex="bold"/>
    </style:style>
    <style:style style:name="P10" style:family="paragraph" style:parent-style-name="Standard">
      <style:text-properties fo:font-weight="bold" officeooo:rsid="0015331e" officeooo:paragraph-rsid="0015331e" style:font-weight-asian="bold" style:font-weight-complex="bold"/>
    </style:style>
    <style:style style:name="P11" style:family="paragraph" style:parent-style-name="Standard">
      <style:text-properties fo:font-weight="bold" officeooo:rsid="00182445" officeooo:paragraph-rsid="00182445" style:font-weight-asian="bold" style:font-weight-complex="bold"/>
    </style:style>
    <style:style style:name="P12" style:family="paragraph" style:parent-style-name="Standard">
      <style:text-properties fo:font-weight="bold" officeooo:rsid="001826ff" officeooo:paragraph-rsid="001826ff" style:font-weight-asian="bold" style:font-weight-complex="bold"/>
    </style:style>
    <style:style style:name="P13" style:family="paragraph" style:parent-style-name="Standard">
      <style:text-properties fo:font-weight="normal" officeooo:rsid="000de796" officeooo:paragraph-rsid="000de796" style:font-weight-asian="normal" style:font-weight-complex="normal"/>
    </style:style>
    <style:style style:name="P14" style:family="paragraph" style:parent-style-name="Standard">
      <style:text-properties fo:font-weight="normal" officeooo:rsid="000f6276" officeooo:paragraph-rsid="000f6276" style:font-weight-asian="normal" style:font-weight-complex="normal"/>
    </style:style>
    <style:style style:name="P15" style:family="paragraph" style:parent-style-name="Standard">
      <style:text-properties fo:font-weight="normal" officeooo:rsid="00115961" officeooo:paragraph-rsid="00115961" style:font-weight-asian="normal" style:font-weight-complex="normal"/>
    </style:style>
    <style:style style:name="P16" style:family="paragraph" style:parent-style-name="Standard">
      <style:text-properties fo:font-weight="normal" officeooo:rsid="00143872" officeooo:paragraph-rsid="00143872" style:font-weight-asian="normal" style:font-weight-complex="normal"/>
    </style:style>
    <style:style style:name="P17" style:family="paragraph" style:parent-style-name="Standard">
      <style:text-properties fo:font-weight="normal" officeooo:rsid="0015331e" officeooo:paragraph-rsid="0015331e" style:font-weight-asian="normal" style:font-weight-complex="normal"/>
    </style:style>
    <style:style style:name="P18" style:family="paragraph" style:parent-style-name="Standard">
      <style:text-properties fo:font-weight="normal" officeooo:rsid="001826ff" officeooo:paragraph-rsid="001826ff" style:font-weight-asian="normal" style:font-weight-complex="normal"/>
    </style:style>
    <style:style style:name="P19" style:family="paragraph" style:parent-style-name="Standard">
      <style:text-properties officeooo:rsid="00115961" officeooo:paragraph-rsid="00115961"/>
    </style:style>
    <style:style style:name="P20" style:family="paragraph" style:parent-style-name="Standard">
      <style:text-properties officeooo:rsid="0015331e" officeooo:paragraph-rsid="0015331e"/>
    </style:style>
    <style:style style:name="P21" style:family="paragraph" style:parent-style-name="Standard">
      <style:text-properties officeooo:rsid="0016e04e" officeooo:paragraph-rsid="0016e04e"/>
    </style:style>
    <style:style style:name="P22" style:family="paragraph" style:parent-style-name="Standard">
      <style:text-properties officeooo:rsid="0016e04e" officeooo:paragraph-rsid="001826ff"/>
    </style:style>
    <style:style style:name="P23" style:family="paragraph" style:parent-style-name="Standard">
      <style:text-properties officeooo:rsid="00182445" officeooo:paragraph-rsid="00182445"/>
    </style:style>
    <style:style style:name="P24" style:family="paragraph" style:parent-style-name="Standard">
      <style:text-properties officeooo:rsid="001826ff" officeooo:paragraph-rsid="001826ff"/>
    </style:style>
    <style:style style:name="P25" style:family="paragraph" style:parent-style-name="Standard">
      <style:text-properties officeooo:rsid="001826ff" officeooo:paragraph-rsid="001826ff"/>
    </style:style>
    <style:style style:name="P26" style:family="paragraph" style:parent-style-name="Standard">
      <style:text-properties fo:font-weight="bold" officeooo:rsid="001826ff" officeooo:paragraph-rsid="001826ff" style:font-weight-asian="bold" style:font-weight-complex="bold"/>
    </style:style>
    <style:style style:name="T1" style:family="text">
      <style:text-properties officeooo:rsid="000f62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e04e"/>
    </style:style>
    <style:style style:name="T4" style:family="text">
      <style:text-properties officeooo:rsid="001824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IQUETAS DE TEXTO</text:p>
      <text:p text:style-name="P1"/>
      <text:p text:style-name="P2">&lt;H1&gt;&lt;/H1&gt; HASTA &lt;H6&gt;&lt;/H6&gt;</text:p>
      <text:p text:style-name="P1">Solo un H1 y los demas las veces que sean necesarias. Pero solo un h1 como titulo principal.</text:p>
      <text:p text:style-name="P1"/>
      <text:p text:style-name="P2">&lt;br /&gt;</text:p>
      <text:p text:style-name="P1">Espacio(enter). Punto y aparte.</text:p>
      <text:p text:style-name="P1"/>
      <text:p text:style-name="P2">&lt;b&gt;&lt;/b&gt;</text:p>
      <text:p text:style-name="P1">resaltar contenido en negrita.</text:p>
      <text:p text:style-name="P1"/>
      <text:p text:style-name="P2">&lt;strong&gt;&lt;/strong&gt;</text:p>
      <text:p text:style-name="P1">resaltar en negrita el contenido pero con la particularidad de que es una guia para el buscador de google. Se resalta en esta etiqueta una palabra o frase clave para el motor de busqueda.</text:p>
      <text:p text:style-name="P1"/>
      <text:p text:style-name="P2">&lt;i&gt;&lt;/i&gt;</text:p>
      <text:p text:style-name="P1">italic… letra en italica .</text:p>
      <text:p text:style-name="P1"/>
      <text:p text:style-name="P2">&lt;blockquote&gt;&lt;/blockquote&gt;</text:p>
      <text:p text:style-name="P1">citar un parrafo o una frase, deja tabulacion del lado izquierdo. Un margen.</text:p>
      <text:p text:style-name="P1"/>
      <text:p text:style-name="P2">&lt;cite&gt;&lt;/cite&gt;</text:p>
      <text:p text:style-name="P1">para citar el nombre del autor.</text:p>
      <text:p text:style-name="P1"/>
      <text:p text:style-name="P2">&lt;hr/&gt;</text:p>
      <text:p text:style-name="P1">dibuja una linea en la pagina para por ejemplo separar temas o parrafos.</text:p>
      <text:p text:style-name="P1"/>
      <text:p text:style-name="P3">ENLACES:</text:p>
      <text:p text:style-name="P3"/>
      <text:p text:style-name="P3">&lt;a href=”https://www.google.com.ar”&gt;ir a google&lt;/a&gt;</text:p>
      <text:p text:style-name="P13">aparece en la pagina la frase ir a google.. y nos abrira google en la misma pestaña.</text:p>
      <text:p text:style-name="P13"/>
      <text:p text:style-name="P13"><text:span text:style-name="T2">&lt;a target=”_blank” href=”</text:span><text:a xlink:type="simple" xlink:href="https://www.google.com.ar/" text:style-name="Internet_20_link" text:visited-style-name="Visited_20_Internet_20_Link"><text:span text:style-name="T2">https://www.google.com.ar</text:span></text:a><text:span text:style-name="T2">”&gt;ir a google&lt;/a&gt;</text:span></text:p>
      <text:p text:style-name="P13">aparece en la pagina la frase ir a google y nos abrira google pero en una pestaña distinta.</text:p>
      <text:p text:style-name="P13"/>
      <text:p text:style-name="P3">&lt;link rel=”steelsheet” <text:span text:style-name="T1">href=”estilos.css”&gt;</text:span></text:p>
      <text:p text:style-name="P14">dentro de head.. es el link a los estilos.css</text:p>
      <text:p text:style-name="P14"/>
      <text:p text:style-name="P4">&lt;link rel=”shortcut icon” type=”image/x-icon” href=”imagenes/foto.ico”&gt;</text:p>
      <text:p text:style-name="P14">para poner un icono en la barra del navegador.</text:p>
      <text:p text:style-name="P14"/>
      <text:p text:style-name="P14"><text:span text:style-name="T2">&lt;a href=”</text:span><text:a xlink:type="simple" xlink:href="mailto:maxi.rodriguez.3105@gmail.com" text:style-name="Internet_20_link" text:visited-style-name="Visited_20_Internet_20_Link"><text:span text:style-name="T2">mailto:maxi.rodriguez.3105@gmail.com</text:span></text:a><text:span text:style-name="T2">” title=”enviar correo a maxi”&gt;Enviar mail&lt;/a&gt;</text:span></text:p>
      <text:p text:style-name="P14">sirve para enviar un correo al webmaster. Pero no es la mejor opcion ya que los boths de internet lo toman y envian spam a ese correo.</text:p>
      <text:p text:style-name="P1"/>
      <text:p text:style-name="P5"/>
      <text:p text:style-name="P7"/>
      <text:p text:style-name="P7"/>
      <text:p text:style-name="P7"/>
      <text:p text:style-name="P7"/>
      <text:p text:style-name="P7"/>
      <text:p text:style-name="P7"><text:soft-page-break/>IMAGENES:</text:p>
      <text:p text:style-name="P7"/>
      <text:p text:style-name="P7">&lt;img src=”imagenes/pileta.jpg” width=”300” heigth=”300”/&gt;</text:p>
      <text:p text:style-name="P16">para colocar imagenes y darle ancho y altura</text:p>
      <text:p text:style-name="P16"/>
      <text:p text:style-name="P6"/>
      <text:p text:style-name="P5">LISTAS:</text:p>
      <text:p text:style-name="P5"/>
      <text:p text:style-name="P15">&lt;ul&gt;</text:p>
      <text:p text:style-name="P15">&lt;li&gt;item 1&lt;/li&gt;</text:p>
      <text:p text:style-name="P15">&lt;li&gt;item 2&lt;/li&gt;</text:p>
      <text:p text:style-name="P15">&lt;/ul&gt;</text:p>
      <text:p text:style-name="P19">lista desordenada</text:p>
      <text:p text:style-name="P19"/>
      <text:p text:style-name="P15">&lt;ol&gt;</text:p>
      <text:p text:style-name="P15">&lt;li&gt;item 1&lt;/li&gt;</text:p>
      <text:p text:style-name="P15">&lt;li&gt;item 2&lt;/li&gt;</text:p>
      <text:p text:style-name="P15">&lt;/ol&gt;</text:p>
      <text:p text:style-name="P15">lista rdenada o numerada.</text:p>
      <text:p text:style-name="P15"/>
      <text:p text:style-name="P15"/>
      <text:p text:style-name="P19">&lt;ul&gt;</text:p>
      <text:p text:style-name="P19">&lt;li&gt;&lt;&lt; href=”#”&gt;item1&lt;/a&gt;&lt;/li&gt;</text:p>
      <text:p text:style-name="P19">&lt;/ul&gt;</text:p>
      <text:p text:style-name="P19">lista es un link. Se puede usar para hacer menus </text:p>
      <text:p text:style-name="P19"/>
      <text:p text:style-name="P20">TABLAS:</text:p>
      <text:p text:style-name="P20"/>
      <text:p text:style-name="P20">&lt;table&gt;</text:p>
      <text:p text:style-name="P20">&lt;tr&gt;</text:p>
      <text:p text:style-name="P20">&lt;td&gt;item 1&lt;/td&gt;</text:p>
      <text:p text:style-name="P20">&lt;td&gt;item 2&lt;/td&gt;</text:p>
      <text:p text:style-name="P20">&lt;td&gt;item 3&lt;/td&gt;</text:p>
      <text:p text:style-name="P20"/>
      <text:p text:style-name="P20">&lt;/tr&gt;</text:p>
      <text:p text:style-name="P20">&lt;/table&gt;</text:p>
      <text:p text:style-name="P20">crear tabla con filas y columna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FORMULARIOS:</text:p>
      <text:p text:style-name="P20"/>
      <text:p text:style-name="P20">&lt;FORM&gt;</text:p>
      <text:p text:style-name="P8">&lt;label for=”nombre”&gt;ingrese su nombre&lt;/label&gt;</text:p>
      <text:p text:style-name="P10">&lt;input type=”text” placeholder=”escribe tu nombre” <text:span text:style-name="T3">maxlengh=”10” name=”nombre” id=”nombre”&gt;</text:span></text:p>
      <text:p text:style-name="P17"/>
      <text:p text:style-name="P18">Ingresar una etiqueta y un campo de texto.(placeholder=texto en sombreado, maxlength=maximo caracteres, name=dato para el motor de busqueda, id= identificador para etiqueta o js)</text:p>
      <text:p text:style-name="P20"/>
      <text:p text:style-name="P9">&lt;input type=”password”&gt;</text:p>
      <text:p text:style-name="P22"/>
      <text:p text:style-name="P24">ingresar contraseña con caracteres ocultos</text:p>
      <text:p text:style-name="P21"/>
      <text:p text:style-name="P21"/>
      <text:p text:style-name="P21"/>
      <text:p text:style-name="P8">&lt;input type=”radio” name=”” id=””&gt;hombre</text:p>
      <text:p text:style-name="P8">&lt;input type=”radio” name=”” id=””&gt;mujer</text:p>
      <text:p text:style-name="P21"/>
      <text:p text:style-name="P24">ingresar opciones en radiobutton tambien se puede en checkbox</text:p>
      <text:p text:style-name="P21"/>
      <text:p text:style-name="P8">&lt;input type=”butto<text:span text:style-name="T4">n</text:span>” <text:span text:style-name="T4">value=”enviar”&gt;</text:span></text:p>
      <text:p text:style-name="P11">&gt;input type=”submit” value=”enviar consulta”&gt;</text:p>
      <text:p text:style-name="P11"/>
      <text:p text:style-name="P18">ingresar botones y boton enviar por defecto</text:p>
      <text:p text:style-name="P23"/>
      <text:p text:style-name="P23"/>
      <text:p text:style-name="P11">&lt;select name=”” id=””&gt;</text:p>
      <text:p text:style-name="P11">&lt;option value=”mexico”&gt;mexico&lt;/option&gt;</text:p>
      <text:p text:style-name="P11">&lt;option value=”argentina”&gt;argentina&lt;/option&gt;</text:p>
      <text:p text:style-name="P11">&lt;/select&gt;</text:p>
      <text:p text:style-name="P11"/>
      <text:p text:style-name="P18">ingresar campo de seleccion</text:p>
      <text:p text:style-name="P23"/>
      <text:p text:style-name="P11">&lt;input type=”color” name=”” id=””&gt;</text:p>
      <text:p text:style-name="P20"/>
      <text:p text:style-name="P24">ingresar campo de selección de color</text:p>
      <text:p text:style-name="P20"/>
      <text:p text:style-name="P20">&lt;/FORM&gt;</text:p>
      <text:p text:style-name="P20"/>
      <text:p text:style-name="P20"/>
      <text:p text:style-name="P12">ESTRUCTURA DE CONTENIDO/LAYOUT</text:p>
      <text:p text:style-name="P12"/>
      <text:p text:style-name="P12"/>
      <text:p text:style-name="P2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0:18:15.260000000</meta:creation-date>
    <dc:date>2019-08-03T01:17:39.474000000</dc:date>
    <meta:editing-duration>PT1H24M33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77" meta:word-count="381" meta:character-count="2739" meta:non-whitespace-character-count="2434"/>
  </office:meta>
</office:document-meta>
</file>